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6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7" style:family="paragraph" style:parent-style-name="Table_20_Contents">
      <style:text-properties officeooo:paragraph-rsid="0007df6c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style:font-name="Arial1" fo:font-style="normal" style:font-name-asian="Arial1" style:font-style-asian="normal" style:font-name-complex="Arial1" style:font-style-complex="normal"/>
    </style:style>
    <style:style style:name="T3" style:family="text">
      <style:text-properties officeooo:rsid="0007df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ensa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18" office:value-type="string">
            <text:p text:style-name="Table_20_Contents">Evento</text:p>
          </table:table-cell>
          <table:table-cell table:style-name="Tabella1.B18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8" office:value-type="string">
            <text:p text:style-name="Table_20_Contents">Evento pianificato da “EventPlanner” che riguarda un particolare gruppo di Utenti Autenticati.</text:p>
          </table:table-cell>
        </table:table-row>
        <table:table-row>
          <table:table-cell table:style-name="Tabella1.A18" office:value-type="string">
            <text:p text:style-name="P4">Utente_Autenticato</text:p>
          </table:table-cell>
          <table:table-cell table:style-name="Tabella1.B18" office:value-type="string">
            <text:p text:style-name="Table_20_Contents">Entity</text:p>
          </table:table-cell>
          <table:table-cell table:style-name="Tabella1.C18" office:value-type="string">
            <text:p text:style-name="Table_20_Contents">Utente del forum che ha eseguito il login ed è quindi autenticato.</text:p>
          </table:table-cell>
        </table:table-row>
        <table:table-row>
          <table:table-cell table:style-name="Tabella1.A18" office:value-type="string">
            <text:p text:style-name="Table_20_Contents">EventPlanner</text:p>
          </table:table-cell>
          <table:table-cell table:style-name="Tabella1.B18" office:value-type="string">
            <text:p text:style-name="Table_20_Contents">Entity</text:p>
          </table:table-cell>
          <table:table-cell table:style-name="Tabella1.C18" office:value-type="string">
            <text:p text:style-name="Table_20_Contents">Utente_Autenticato particolare che ha la possibilità di accedere alle funzionalità di gestione eventi.</text:p>
          </table:table-cell>
        </table:table-row>
        <table:table-row>
          <table:table-cell table:style-name="Tabella1.A18" office:value-type="string">
            <text:p text:style-name="P4">ControlVisualizzaEventi</text:p>
          </table:table-cell>
          <table:table-cell table:style-name="Tabella1.B18" office:value-type="string">
            <text:p text:style-name="Table_20_Contents">Control</text:p>
          </table:table-cell>
          <table:table-cell table:style-name="Tabella1.C18" office:value-type="string">
            <text:p text:style-name="Table_20_Contents">Gestisce la funzione Visualizza Eventi. Questo oggetto è creato quando un Utente_Autenticato accede alla sezione eventi. Gestisce la visualizzazione della pagina contenente gli eventi pertinenti all'utente_autenticato.</text:p>
          </table:table-cell>
        </table:table-row>
        <table:table-row>
          <table:table-cell table:style-name="Tabella1.A18" office:value-type="string">
            <text:p text:style-name="P4">ControlVisualizzaDettagliEvento</text:p>
          </table:table-cell>
          <table:table-cell table:style-name="Tabella1.B18" office:value-type="string">
            <text:p text:style-name="Table_20_Contents">Control</text:p>
          </table:table-cell>
          <table:table-cell table:style-name="Tabella1.C18" office:value-type="string">
            <text:p text:style-name="Table_20_Contents">Gestisce la funzione Visualizza dettagli evento. Questo oggetto è creato quando un UtenteAutenticato seleziona il bottone “BottoneDettagliEvento”. Crea una pagina dove visualizza i dettagli dell'evento..</text:p>
          </table:table-cell>
        </table:table-row>
        <table:table-row>
          <table:table-cell table:style-name="Tabella1.A18" office:value-type="string">
            <text:p text:style-name="P5">BottoneDettagliEvento</text:p>
          </table:table-cell>
          <table:table-cell table:style-name="Tabella1.B18" office:value-type="string">
            <text:p text:style-name="Table_20_Contents">Boundary</text:p>
          </table:table-cell>
          <table:table-cell table:style-name="Tabella1.C18" office:value-type="string">
            <text:p text:style-name="P1">Bottone usato dall<text:span text:style-name="T1">'utente_autenticato </text:span><text:span text:style-name="T2">per visualizzare i dettagli di un evento.</text:span></text:p>
          </table:table-cell>
        </table:table-row>
        <table:table-row>
          <table:table-cell table:style-name="Tabella1.A18" office:value-type="string">
            <text:p text:style-name="P4">ControlInserisciEvento</text:p>
          </table:table-cell>
          <table:table-cell table:style-name="Tabella1.B18" office:value-type="string">
            <text:p text:style-name="Table_20_Contents">Control</text:p>
          </table:table-cell>
          <table:table-cell table:style-name="Tabella1.C18" office:value-type="string">
            <text:p text:style-name="Table_20_Contents">Gestisce la funzione Inserisci Evento. Questo oggetto è creato quando un EventPlanner seleziona il bottone “BottoneInserisciEvento”. Crea un “FormInserimentoEvento” e lo presenta all'EventPlanner. Dopo la sottomissione della form questo oggetto colleziona l'informazione, memorizza il nuovo evento e visualizza un messaggio di avvenuto inserimento..</text:p>
          </table:table-cell>
        </table:table-row>
        <table:table-row>
          <table:table-cell table:style-name="Tabella1.A18" office:value-type="string">
            <text:p text:style-name="P5">BottoneInserisciEvento</text:p>
          </table:table-cell>
          <table:table-cell table:style-name="Tabella1.B18" office:value-type="string">
            <text:p text:style-name="Table_20_Contents">Boundary</text:p>
          </table:table-cell>
          <table:table-cell table:style-name="Tabella1.C18" office:value-type="string">
            <text:p text:style-name="P1">Bottone usato dall'EventPlanner<text:span text:style-name="T1"> </text:span>per iniziare lo use case<text:span text:style-name="T1"> Inserimento evento.</text:span></text:p>
          </table:table-cell>
        </table:table-row>
        <table:table-row>
          <table:table-cell table:style-name="Tabella1.A18" office:value-type="string">
            <text:p text:style-name="P5">FormInserimentoEvento</text:p>
          </table:table-cell>
          <table:table-cell table:style-name="Tabella1.B18" office:value-type="string">
            <text:p text:style-name="P6">Boundary</text:p>
          </table:table-cell>
          <table:table-cell table:style-name="Tabella1.C18" office:value-type="string">
            <text:p text:style-name="P3">Form usata per l’input dei dati dell'evento da inserire. Questa form è presentata all'EventPlanner quando la funzione “Inserisci evento” è selezionata.</text:p>
          </table:table-cell>
        </table:table-row>
        <table:table-row>
          <table:table-cell table:style-name="Tabella1.A18" office:value-type="string">
            <text:p text:style-name="P4">ControlModificaEvento</text:p>
          </table:table-cell>
          <table:table-cell table:style-name="Tabella1.B18" office:value-type="string">
            <text:p text:style-name="Table_20_Contents">Control</text:p>
          </table:table-cell>
          <table:table-cell table:style-name="Tabella1.C18" office:value-type="string">
            <text:p text:style-name="Table_20_Contents">Gestisce la funzione Modifica Evento. Questo oggetto è creato quando un EventPlanner accede alla funzionalità Visualizza dettagli evento. Crea un “FormModificaEvento” e lo presenta all'EventPlanner. Dopo la sottomissione della form questo oggetto colleziona l'informazione, aggiorna i dati modificati e comunica l'avvenuta modifica.</text:p>
          </table:table-cell>
        </table:table-row>
        <table:table-row>
          <table:table-cell table:style-name="Tabella1.A18" office:value-type="string">
            <text:p text:style-name="P5">FormModificaEvento</text:p>
          </table:table-cell>
          <table:table-cell table:style-name="Tabella1.B18" office:value-type="string">
            <text:p text:style-name="P6">Boundary</text:p>
          </table:table-cell>
          <table:table-cell table:style-name="Tabella1.C18" office:value-type="string">
            <text:p text:style-name="P2">Form usata per la modifica dei dati dell'evento. Questa form</text:p>
            <text:p text:style-name="P3">è presentata all'EventPlanner quando la funzione “Visualizza dettagli evento” è selezionata.</text:p>
          </table:table-cell>
        </table:table-row>
        <table:table-row>
          <table:table-cell table:style-name="Tabella1.A18" office:value-type="string">
            <text:p text:style-name="P4">ControlEliminaEvento</text:p>
          </table:table-cell>
          <table:table-cell table:style-name="Tabella1.B18" office:value-type="string">
            <text:p text:style-name="Table_20_Contents">Control</text:p>
          </table:table-cell>
          <table:table-cell table:style-name="Tabella1.C18" office:value-type="string">
            <text:p text:style-name="Table_20_Contents">Gestisce la funzione Elimina Evento. Questo oggetto è creato quando un EventPlanner seleziona il bottone “BottoneEliminaEvento” dopo aver avuto accesso alla funzionalità Visualizza dettagli evento. Questo oggetto <text:soft-page-break/>provvede alla cancellazione dell'evento visualizzato e comunica l'avvenuta eliminazione.</text:p>
          </table:table-cell>
        </table:table-row>
        <table:table-row>
          <table:table-cell table:style-name="Tabella1.A18" office:value-type="string">
            <text:p text:style-name="P4">ControlRicercaEvento</text:p>
          </table:table-cell>
          <table:table-cell table:style-name="Tabella1.B18" office:value-type="string">
            <text:p text:style-name="Table_20_Contents">Control</text:p>
          </table:table-cell>
          <table:table-cell table:style-name="Tabella1.C18" office:value-type="string">
            <text:p text:style-name="Table_20_Contents">Gestisce la funzione Ricerca Evento. Questo oggetto è creato quando un UtenteAutenticato compila “FormRicercaEvento”. Dopo la sottomissione della form questo oggetto colleziona l'informazione, ricerca l'evento tra quelli pertinenti all'utente e visualizza una pagina contenente gli eventi che rispettano i parametri di ricerca.</text:p>
          </table:table-cell>
        </table:table-row>
        <table:table-row>
          <table:table-cell table:style-name="Tabella1.A18" office:value-type="string">
            <text:p text:style-name="P4">FormRicercaEvento</text:p>
          </table:table-cell>
          <table:table-cell table:style-name="Tabella1.B18" office:value-type="string">
            <text:p text:style-name="Table_20_Contents">Boundary</text:p>
          </table:table-cell>
          <table:table-cell table:style-name="Tabella1.C18" office:value-type="string">
            <text:p text:style-name="Table_20_Contents">Form utilizzata dall'utente autenticato per avviare la funzionalità ricerca evento con i parametri inseriti nella form stessa</text:p>
          </table:table-cell>
        </table:table-row>
        <table:table-row>
          <table:table-cell table:style-name="Tabella1.A18" office:value-type="string">
            <text:p text:style-name="P4">ControlNotificaEventi</text:p>
          </table:table-cell>
          <table:table-cell table:style-name="Tabella1.B18" office:value-type="string">
            <text:p text:style-name="Table_20_Contents">Control</text:p>
          </table:table-cell>
          <table:table-cell table:style-name="Tabella1.C18" office:value-type="string">
            <text:p text:style-name="Table_20_Contents">Gestisce la funzione Notifica Evento. Questo oggetto è creato quando un UtenteAutenticato visualizza la propria Home Page. Questo oggetto provvede alla comunicazione su schermo all'utente di eventi imminenti a lui pertinenti attraverso il “RiquadroNotifiche”.</text:p>
          </table:table-cell>
        </table:table-row>
        <table:table-row>
          <table:table-cell table:style-name="Tabella1.A18" office:value-type="string">
            <text:p text:style-name="P4">RiquadroNotifiche</text:p>
          </table:table-cell>
          <table:table-cell table:style-name="Tabella1.B18" office:value-type="string">
            <text:p text:style-name="P7"><text:span text:style-name="T3">Boundary</text:span></text:p>
          </table:table-cell>
          <table:table-cell table:style-name="Tabella1.C18" office:value-type="string">
            <text:p text:style-name="Table_20_Contents">Spazio nella HomePage dell'utente_autenticato destinato alla notifica degli eventi imminenti.</text:p>
          </table:table-cell>
        </table:table-row>
        <table:table-row>
          <table:table-cell table:style-name="Tabella1.A18" office:value-type="string">
            <text:p text:style-name="P4">Genitore</text:p>
          </table:table-cell>
          <table:table-cell table:style-name="Tabella1.B18" office:value-type="string">
            <text:p text:style-name="Table_20_Contents">Entity</text:p>
          </table:table-cell>
          <table:table-cell table:style-name="Tabella1.C18" office:value-type="string">
            <text:p text:style-name="Table_20_Contents">Utente_Autenticato che è genitore di un bambino iscritto all'asilo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07:08.77</meta:creation-date>
    <meta:editing-duration>PT2H57M51S</meta:editing-duration>
    <meta:editing-cycles>20</meta:editing-cycles>
    <meta:generator>LibreOffice/3.6$Windows_x86 LibreOffice_project/da8c1e6-fd468f4-454e206-f42a4a9-143cfd</meta:generator>
    <meta:initial-creator>gfhj </meta:initial-creator>
    <dc:date>2012-10-28T10:54:04.81</dc:date>
    <meta:document-statistic meta:table-count="1" meta:image-count="0" meta:object-count="0" meta:page-count="2" meta:paragraph-count="56" meta:word-count="421" meta:character-count="3457" meta:non-whitespace-character-count="309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